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9984in"/>
    </style:style>
    <style:style style:name="co2" style:family="table-column">
      <style:table-column-properties fo:break-before="auto" style:column-width="0.6925in"/>
    </style:style>
    <style:style style:name="co3" style:family="table-column">
      <style:table-column-properties fo:break-before="auto" style:column-width="1.5035in"/>
    </style:style>
    <style:style style:name="co4" style:family="table-column">
      <style:table-column-properties fo:break-before="auto" style:column-width="0.1535in"/>
    </style:style>
    <style:style style:name="co5" style:family="table-column">
      <style:table-column-properties fo:break-before="auto" style:column-width="2.9957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3.566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2154in" fo:break-before="auto" style:use-optimal-row-height="false"/>
    </style:style>
    <style:style style:name="ro4" style:family="table-row">
      <style:table-row-properties style:row-height="0.2154in" fo:break-before="auto" style:use-optimal-row-height="true"/>
    </style:style>
    <style:style style:name="ro5" style:family="table-row">
      <style:table-row-properties style:row-height="0.1984in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Nimbus Sans L"/>
    </style:style>
    <style:style style:name="ce2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138in solid #000000" style:vertical-align="middle"/>
      <style:paragraph-properties fo:text-align="center"/>
      <style:text-properties fo:color="#000000" style:font-name="Nimbus Sans 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ext-properties style:font-name="Nimbus Sans L"/>
    </style:style>
    <style:style style:name="ce4" style:family="table-cell" style:parent-style-name="Default" style:data-style-name="N100">
      <style:text-properties style:font-name="Nimbus Sans L" fo:font-size="10pt" style:font-size-asian="10pt" style:font-size-complex="10pt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138in solid #000000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7" style:family="table-cell" style:parent-style-name="Default" style:data-style-name="N100">
      <style:table-cell-properties fo:border-bottom="none" fo:background-color="#ffffff" style:cell-protect="none" style:print-content="true" style:text-align-source="fix" style:repeat-content="false" fo:border-left="none" fo:padding-bottom="0.0193in" fo:padding-left="0.0138in" fo:padding-right="0.0138in" fo:padding-top="0.0193in" fo:border-right="0.0138in solid #000000" fo:border-top="none" style:vertical-align="middle"/>
      <style:paragraph-properties fo:text-align="start" fo:margin-left="0in"/>
      <style:text-properties fo:color="#000000" style:font-name="Nimbus Sans L" fo:font-size="10pt" style:text-underline-style="none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Thoth Int" fo:font-size="11pt" fo:font-weight="bold" style:font-size-asian="11pt" style:font-size-complex="11pt"/>
    </style:style>
    <style:style style:name="ce9" style:family="table-cell" style:parent-style-name="Default" style:data-style-name="N100">
      <style:text-properties style:font-name="Thoth Int" fo:font-size="11pt" style:font-size-asian="11pt" style:font-size-complex="11pt"/>
    </style:style>
    <style:style style:name="ce10" style:family="table-cell" style:parent-style-name="Default" style:data-style-name="N100">
      <style:table-cell-properties fo:background-color="#ffffff" style:cell-protect="none" style:print-content="true" fo:border="none" fo:padding-bottom="0.0193in" fo:padding-left="0.0138in" fo:padding-right="0.0138in" fo:padding-top="0.0193in" style:vertical-align="middle"/>
      <style:text-properties fo:color="#000000" style:font-name="Thoth Int" fo:font-size="11pt" fo:font-weight="bold" style:font-size-asian="11pt" style:font-size-complex="11pt"/>
    </style:style>
    <style:style style:name="ce11" style:family="table-cell" style:parent-style-name="Default" style:data-style-name="N100">
      <style:table-cell-properties fo:background-color="#ffffff" style:cell-protect="none" style:print-content="true" fo:border="0.0138in solid #000000" style:vertical-align="middle"/>
      <style:text-properties fo:color="#000000" style:font-name="Nimbus Sans L" fo:font-size="10pt" fo:font-weight="bold" style:font-size-asian="10pt" style:font-size-complex="10pt"/>
    </style:style>
    <style:style style:name="ce12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13" style:family="table-cell" style:parent-style-name="Default" style:data-style-name="N100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14" style:family="table-cell" style:parent-style-name="Default" style:data-style-name="N100">
      <style:table-cell-properties fo:border="0.0008in solid #000000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0">
      <style:table-cell-properties fo:padding-bottom="0.0193in" fo:padding-left="0.0138in" fo:padding-right="0.0138in" fo:padding-top="0.0193in"/>
      <style:text-properties style:font-name="Nimbus Sans 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9"/>
        <table:table-column table:style-name="co4" table:default-cell-style-name="ce9"/>
        <table:table-column table:style-name="co3" table:default-cell-style-name="ce3"/>
        <table:table-column table:style-name="co3" table:default-cell-style-name="ce9"/>
        <table:table-column table:style-name="co4" table:default-cell-style-name="ce9"/>
        <table:table-column table:style-name="co3" table:default-cell-style-name="ce3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9"/>
        <table:table-column table:style-name="co4" table:number-columns-repeated="2" table:default-cell-style-name="ce9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06" table:default-cell-style-name="ce3"/>
        <table:table-row table:style-name="ro1">
          <table:table-cell table:style-name="ce1" office:value-type="string" table:number-columns-spanned="2" table:number-rows-spanned="1">
            <text:p>Version 0.8.8</text:p>
          </table:table-cell>
          <table:covered-table-cell table:style-name="ce5"/>
          <table:table-cell table:style-name="ce7" office:value-type="string" table:number-columns-spanned="16" table:number-rows-spanned="1">
            <text:p><text:span text:style-name="T1">NOTE</text:span>: You must have the <text:span text:style-name="T1">Thoth-Int</text:span> font installed to view the QS columns</text:p>
          </table:table-cell>
          <table:covered-table-cell table:style-name="ce8"/>
          <table:covered-table-cell table:style-name="ce10"/>
          <table:covered-table-cell table:style-name="ce12"/>
          <table:covered-table-cell table:number-columns-repeated="2" table:style-name="ce8"/>
          <table:covered-table-cell table:style-name="ce12"/>
          <table:covered-table-cell table:number-columns-repeated="4" table:style-name="ce8"/>
          <table:covered-table-cell table:style-name="ce10"/>
          <table:covered-table-cell table:style-name="ce8"/>
          <table:covered-table-cell table:style-name="ce12"/>
          <table:covered-table-cell table:style-name="ce13"/>
          <table:covered-table-cell table:style-name="ce15"/>
          <table:table-cell table:style-name="ce15" table:number-columns-repeated="1006"/>
        </table:table-row>
        <table:table-row table:style-name="ro2">
          <table:table-cell table:style-name="ce2" office:value-type="string">
            <text:p>WORD</text:p>
          </table:table-cell>
          <table:table-cell table:style-name="ce6" office:value-type="string">
            <text:p>POS</text:p>
          </table:table-cell>
          <table:table-cell table:style-name="ce6" office:value-type="string">
            <text:p>Ph-RP</text:p>
          </table:table-cell>
          <table:table-cell table:style-name="ce6" office:value-type="string">
            <text:p>QS-RP (j)</text:p>
          </table:table-cell>
          <table:table-cell table:style-name="ce11" office:value-type="string">
            <text:p>QS-RP (s)</text:p>
          </table:table-cell>
          <table:table-cell table:style-name="ce6" office:value-type="string">
            <text:p>Ph-GA</text:p>
          </table:table-cell>
          <table:table-cell table:style-name="ce6" office:value-type="string">
            <text:p>QS-GA (j)</text:p>
          </table:table-cell>
          <table:table-cell table:style-name="ce6" office:value-type="string">
            <text:p>QS-GA (s)</text:p>
          </table:table-cell>
          <table:table-cell table:style-name="ce6" office:value-type="string">
            <text:p>Ph-Au</text:p>
          </table:table-cell>
          <table:table-cell table:style-name="ce6" office:value-type="string">
            <text:p>QS-Au (j)</text:p>
          </table:table-cell>
          <table:table-cell table:style-name="ce6" office:value-type="string">
            <text:p>QS-Au (s)</text:p>
          </table:table-cell>
          <table:table-cell table:style-name="ce6" office:value-type="string">
            <text:p>Main.Int.QS (j)</text:p>
          </table:table-cell>
          <table:table-cell table:style-name="ce6" office:value-type="string">
            <text:p>Alt.Int.QS (j)</text:p>
          </table:table-cell>
          <table:table-cell table:style-name="ce11" office:value-type="string">
            <text:p>Main.Int.QS (s)</text:p>
          </table:table-cell>
          <table:table-cell table:style-name="ce6" office:value-type="string">
            <text:p>Alt.Int.QS(s)</text:p>
          </table:table-cell>
          <table:table-cell table:style-name="ce6" office:value-type="string">
            <text:p>Code</text:p>
          </table:table-cell>
          <table:table-cell table:style-name="ce14" office:value-type="string">
            <text:p>Tags (w=weak, n=NORTH set, f=FORCE set)</text:p>
          </table:table-cell>
          <table:table-cell table:style-name="ce14" office:value-type="string">
            <text:p>NOTES</text:p>
          </table:table-cell>
          <table:table-cell table:style-name="ce4" table:number-columns-repeated="1006"/>
        </table:table-row>
        <table:table-row table:style-name="ro3">
          <table:table-cell office:value-type="string">
            <text:p>all</text:p>
          </table:table-cell>
          <table:table-cell office:value-type="string">
            <text:p>det_pron</text:p>
          </table:table-cell>
          <table:table-cell office:value-type="string">
            <text:p>O:l</text:p>
          </table:table-cell>
          <table:table-cell office:value-type="string">
            <text:p>Ql</text:p>
          </table:table-cell>
          <table:table-cell/>
          <table:table-cell office:value-type="string">
            <text:p>1-Q:l <text:s/>2-A:l</text:p>
          </table:table-cell>
          <table:table-cell office:value-type="string">
            <text:p>1-ol-&gt;1 <text:s/>2-Rl-&gt;1</text:p>
          </table:table-cell>
          <table:table-cell/>
          <table:table-cell office:value-type="string">
            <text:p>Ol</text:p>
          </table:table-cell>
          <table:table-cell office:value-type="string">
            <text:p>Ql</text:p>
          </table:table-cell>
          <table:table-cell/>
          <table:table-cell office:value-type="string">
            <text:p>Ql</text:p>
          </table:table-cell>
          <table:table-cell table:number-columns-repeated="3"/>
          <table:table-cell office:value-type="string">
            <text:p>GA-1:1.8 <text:s/>GA-2:1.8</text:p>
          </table:table-cell>
          <table:table-cell table:style-name="ce5" table:number-columns-repeated="6"/>
          <table:table-cell table:number-columns-repeated="1002"/>
        </table:table-row>
        <table:table-row table:style-name="ro3">
          <table:table-cell office:value-type="string">
            <text:p>another</text:p>
          </table:table-cell>
          <table:table-cell office:value-type="string">
            <text:p>det_pron</text:p>
          </table:table-cell>
          <table:table-cell office:value-type="string">
            <text:p>@nVD@</text:p>
          </table:table-cell>
          <table:table-cell office:value-type="string">
            <text:p>unuDuÑ</text:p>
          </table:table-cell>
          <table:table-cell/>
          <table:table-cell office:value-type="string">
            <text:p>@nVD=r</text:p>
          </table:table-cell>
          <table:table-cell office:value-type="string">
            <text:p>unuDur</text:p>
          </table:table-cell>
          <table:table-cell/>
          <table:table-cell office:value-type="string">
            <text:p>@nVD@</text:p>
          </table:table-cell>
          <table:table-cell office:value-type="string">
            <text:p>unuDuÑ</text:p>
          </table:table-cell>
          <table:table-cell/>
          <table:table-cell office:value-type="string">
            <text:p>unuDuÑ</text:p>
          </table:table-cell>
          <table:table-cell table:number-columns-repeated="4"/>
          <table:table-cell table:style-name="ce5" table:number-columns-repeated="6"/>
          <table:table-cell table:number-columns-repeated="1002"/>
        </table:table-row>
        <table:table-row table:style-name="ro3">
          <table:table-cell office:value-type="string">
            <text:p>any</text:p>
          </table:table-cell>
          <table:table-cell office:value-type="string">
            <text:p>det_pron</text:p>
          </table:table-cell>
          <table:table-cell office:value-type="string">
            <text:p>eni <text:s/>[occasional weak form /@ni/]</text:p>
          </table:table-cell>
          <table:table-cell office:value-type="string">
            <text:p>enE</text:p>
          </table:table-cell>
          <table:table-cell/>
          <table:table-cell office:value-type="string">
            <text:p>eni <text:s/>[occasional weak form /@ni/]</text:p>
          </table:table-cell>
          <table:table-cell office:value-type="string">
            <text:p>enE</text:p>
          </table:table-cell>
          <table:table-cell/>
          <table:table-cell office:value-type="string">
            <text:p>Eni</text:p>
          </table:table-cell>
          <table:table-cell office:value-type="string">
            <text:p>enE</text:p>
          </table:table-cell>
          <table:table-cell/>
          <table:table-cell office:value-type="string">
            <text:p>enE</text:p>
          </table:table-cell>
          <table:table-cell table:number-columns-repeated="4"/>
          <table:table-cell table:style-name="ce5" office:value-type="string">
            <text:p>w</text:p>
          </table:table-cell>
          <table:table-cell table:style-name="ce5" table:number-columns-repeated="5"/>
          <table:table-cell table:number-columns-repeated="1002"/>
        </table:table-row>
        <table:table-row table:style-name="ro3">
          <table:table-cell office:value-type="string">
            <text:p>both</text:p>
          </table:table-cell>
          <table:table-cell office:value-type="string">
            <text:p>det_pron</text:p>
          </table:table-cell>
          <table:table-cell office:value-type="string">
            <text:p>b@UT</text:p>
          </table:table-cell>
          <table:table-cell office:value-type="string">
            <text:p>bOT</text:p>
          </table:table-cell>
          <table:table-cell/>
          <table:table-cell office:value-type="string">
            <text:p>boUT</text:p>
          </table:table-cell>
          <table:table-cell office:value-type="string">
            <text:p>bOT</text:p>
          </table:table-cell>
          <table:table-cell/>
          <table:table-cell office:value-type="string">
            <text:p>boUT</text:p>
          </table:table-cell>
          <table:table-cell office:value-type="string">
            <text:p>bOT</text:p>
          </table:table-cell>
          <table:table-cell/>
          <table:table-cell office:value-type="string">
            <text:p>bOT</text:p>
          </table:table-cell>
          <table:table-cell table:number-columns-repeated="4"/>
          <table:table-cell table:style-name="ce5" table:number-columns-repeated="6"/>
          <table:table-cell table:number-columns-repeated="1002"/>
        </table:table-row>
        <table:table-row table:style-name="ro3">
          <table:table-cell office:value-type="string">
            <text:p>each</text:p>
          </table:table-cell>
          <table:table-cell office:value-type="string">
            <text:p>det_pron</text:p>
          </table:table-cell>
          <table:table-cell office:value-type="string">
            <text:p>i:tS</text:p>
          </table:table-cell>
          <table:table-cell office:value-type="string">
            <text:p>EC</text:p>
          </table:table-cell>
          <table:table-cell/>
          <table:table-cell office:value-type="string">
            <text:p>i:tS</text:p>
          </table:table-cell>
          <table:table-cell office:value-type="string">
            <text:p>EC</text:p>
          </table:table-cell>
          <table:table-cell/>
          <table:table-cell office:value-type="string">
            <text:p>itS</text:p>
          </table:table-cell>
          <table:table-cell office:value-type="string">
            <text:p>EC</text:p>
          </table:table-cell>
          <table:table-cell/>
          <table:table-cell office:value-type="string">
            <text:p>EC</text:p>
          </table:table-cell>
          <table:table-cell table:number-columns-repeated="4"/>
          <table:table-cell table:style-name="ce5" table:number-columns-repeated="6"/>
          <table:table-cell table:number-columns-repeated="1002"/>
        </table:table-row>
        <table:table-row table:style-name="ro3">
          <table:table-cell office:value-type="string">
            <text:p>either</text:p>
          </table:table-cell>
          <table:table-cell office:value-type="string">
            <text:p>det_pron</text:p>
          </table:table-cell>
          <table:table-cell office:value-type="string">
            <text:p>1-aID@ <text:s/>2-i:D@</text:p>
          </table:table-cell>
          <table:table-cell office:value-type="string">
            <text:p>1-IDuÑ <text:s/>2-EDuÑ</text:p>
          </table:table-cell>
          <table:table-cell/>
          <table:table-cell office:value-type="string">
            <text:p>1-i:D=r-&gt;2 <text:s/>2-ID=r-&gt;1</text:p>
          </table:table-cell>
          <table:table-cell office:value-type="string">
            <text:p>1-EDur <text:s/>2-IDur</text:p>
          </table:table-cell>
          <table:table-cell/>
          <table:table-cell office:value-type="string">
            <text:p>1-aID@ <text:s/>2-iD@</text:p>
          </table:table-cell>
          <table:table-cell office:value-type="string">
            <text:p>1-IDuÑ <text:s/>2-EDuÑ</text:p>
          </table:table-cell>
          <table:table-cell/>
          <table:table-cell office:value-type="string">
            <text:p>IDuÑ</text:p>
          </table:table-cell>
          <table:table-cell office:value-type="string">
            <text:p>EDuÑ</text:p>
          </table:table-cell>
          <table:table-cell table:number-columns-repeated="3"/>
          <table:table-cell table:style-name="ce5" table:number-columns-repeated="6"/>
          <table:table-cell table:number-columns-repeated="1002"/>
        </table:table-row>
        <table:table-row table:style-name="ro3">
          <table:table-cell office:value-type="string">
            <text:p>enough</text:p>
          </table:table-cell>
          <table:table-cell office:value-type="string">
            <text:p>det_pron</text:p>
          </table:table-cell>
          <table:table-cell office:value-type="string">
            <text:p>1-InVf <text:s/>2-@nVf</text:p>
          </table:table-cell>
          <table:table-cell office:value-type="string">
            <text:p>1-inuf-&gt;1 <text:s/>2-unuf-&gt;1</text:p>
          </table:table-cell>
          <table:table-cell/>
          <table:table-cell office:value-type="string">
            <text:p>1-InVf <text:s/>2-@nVf</text:p>
          </table:table-cell>
          <table:table-cell office:value-type="string">
            <text:p>1-inuf-&gt;1 <text:s/>2-unuf-&gt;1</text:p>
          </table:table-cell>
          <table:table-cell/>
          <table:table-cell office:value-type="string">
            <text:p>1-@nVf <text:s/>2-inVf</text:p>
          </table:table-cell>
          <table:table-cell office:value-type="string">
            <text:p>1-unuf-&gt;1 <text:s/>2-Enuf-&gt;1</text:p>
          </table:table-cell>
          <table:table-cell/>
          <table:table-cell office:value-type="string">
            <text:p>inuf</text:p>
          </table:table-cell>
          <table:table-cell table:number-columns-repeated="3"/>
          <table:table-cell office:value-type="string">
            <text:p>RP-2:1.25 <text:s/>GA-2:1.25 <text:s/>Au-x:1.25</text:p>
          </table:table-cell>
          <table:table-cell table:style-name="ce5"/>
          <table:table-cell table:style-name="ce5" office:value-type="string">
            <text:p>QS.Au-2 : /i/ -&gt; [It]</text:p>
          </table:table-cell>
          <table:table-cell table:style-name="ce5" table:number-columns-repeated="4"/>
          <table:table-cell table:number-columns-repeated="1002"/>
        </table:table-row>
        <table:table-row table:style-name="ro3">
          <table:table-cell office:value-type="string">
            <text:p>few</text:p>
          </table:table-cell>
          <table:table-cell office:value-type="string">
            <text:p>det_pron</text:p>
          </table:table-cell>
          <table:table-cell office:value-type="string">
            <text:p>fju:</text:p>
          </table:table-cell>
          <table:table-cell office:value-type="string">
            <text:p>fyU</text:p>
          </table:table-cell>
          <table:table-cell/>
          <table:table-cell office:value-type="string">
            <text:p>fju:</text:p>
          </table:table-cell>
          <table:table-cell office:value-type="string">
            <text:p>fyU</text:p>
          </table:table-cell>
          <table:table-cell/>
          <table:table-cell office:value-type="string">
            <text:p>fju</text:p>
          </table:table-cell>
          <table:table-cell office:value-type="string">
            <text:p>fyU</text:p>
          </table:table-cell>
          <table:table-cell/>
          <table:table-cell office:value-type="string">
            <text:p>fyU</text:p>
          </table:table-cell>
          <table:table-cell table:number-columns-repeated="4"/>
          <table:table-cell table:style-name="ce5" table:number-columns-repeated="6"/>
          <table:table-cell table:number-columns-repeated="1002"/>
        </table:table-row>
        <table:table-row table:style-name="ro3">
          <table:table-cell office:value-type="string">
            <text:p>fewer</text:p>
          </table:table-cell>
          <table:table-cell office:value-type="string">
            <text:p>det_pron</text:p>
          </table:table-cell>
          <table:table-cell office:value-type="string">
            <text:p>fju:@</text:p>
          </table:table-cell>
          <table:table-cell office:value-type="string">
            <text:p>fyUuÑ</text:p>
          </table:table-cell>
          <table:table-cell/>
          <table:table-cell office:value-type="string">
            <text:p>fju:=r</text:p>
          </table:table-cell>
          <table:table-cell office:value-type="string">
            <text:p>fyUur</text:p>
          </table:table-cell>
          <table:table-cell/>
          <table:table-cell office:value-type="string">
            <text:p>fju@</text:p>
          </table:table-cell>
          <table:table-cell office:value-type="string">
            <text:p>fyUuÑ</text:p>
          </table:table-cell>
          <table:table-cell/>
          <table:table-cell office:value-type="string">
            <text:p>fyUuÑ</text:p>
          </table:table-cell>
          <table:table-cell table:number-columns-repeated="4"/>
          <table:table-cell table:style-name="ce5"/>
          <table:table-cell table:style-name="ce5" office:value-type="string">
            <text:p>word : I believe that this is not a CURE word, although spelling it with the CURE ligature instead wouldn't make much difference since the ligature is composed of the letters used here.</text:p>
          </table:table-cell>
          <table:table-cell table:style-name="ce5" table:number-columns-repeated="4"/>
          <table:table-cell table:number-columns-repeated="1002"/>
        </table:table-row>
        <table:table-row table:style-name="ro4">
          <table:table-cell office:value-type="string">
            <text:p>former</text:p>
          </table:table-cell>
          <table:table-cell office:value-type="string">
            <text:p>det_pron</text:p>
          </table:table-cell>
          <table:table-cell office:value-type="string">
            <text:p>fO:m@</text:p>
          </table:table-cell>
          <table:table-cell office:value-type="string">
            <text:p>fQÑmuÑ</text:p>
          </table:table-cell>
          <table:table-cell/>
          <table:table-cell office:value-type="string">
            <text:p>fO:rm=r</text:p>
          </table:table-cell>
          <table:table-cell office:value-type="string">
            <text:p>fQrmur</text:p>
          </table:table-cell>
          <table:table-cell/>
          <table:table-cell office:value-type="string">
            <text:p>fOm@</text:p>
          </table:table-cell>
          <table:table-cell office:value-type="string">
            <text:p>fQÑmuÑ</text:p>
          </table:table-cell>
          <table:table-cell/>
          <table:table-cell office:value-type="string">
            <text:p>fQÑmuÑ</text:p>
          </table:table-cell>
          <table:table-cell table:number-columns-repeated="4"/>
          <table:table-cell table:style-name="ce5" office:value-type="string">
            <text:p>n</text:p>
          </table:table-cell>
          <table:table-cell table:style-name="ce5" table:number-columns-repeated="5"/>
          <table:table-cell table:number-columns-repeated="1002"/>
        </table:table-row>
        <table:table-row table:style-name="ro4">
          <table:table-cell office:value-type="string">
            <text:p>half</text:p>
          </table:table-cell>
          <table:table-cell office:value-type="string">
            <text:p>det_pron</text:p>
          </table:table-cell>
          <table:table-cell office:value-type="string">
            <text:p>hA:f</text:p>
          </table:table-cell>
          <table:table-cell office:value-type="string">
            <text:p>hRÑf</text:p>
          </table:table-cell>
          <table:table-cell/>
          <table:table-cell office:value-type="string">
            <text:p>h{f</text:p>
          </table:table-cell>
          <table:table-cell office:value-type="string">
            <text:p>haf</text:p>
          </table:table-cell>
          <table:table-cell/>
          <table:table-cell office:value-type="string">
            <text:p>haf</text:p>
          </table:table-cell>
          <table:table-cell office:value-type="string">
            <text:p>hRÑf</text:p>
          </table:table-cell>
          <table:table-cell/>
          <table:table-cell office:value-type="string">
            <text:p>haf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style-name="ce5" table:number-columns-repeated="6"/>
          <table:table-cell table:number-columns-repeated="1002"/>
        </table:table-row>
        <table:table-row table:style-name="ro4">
          <table:table-cell office:value-type="string">
            <text:p>latter</text:p>
          </table:table-cell>
          <table:table-cell office:value-type="string">
            <text:p>det_pron</text:p>
          </table:table-cell>
          <table:table-cell office:value-type="string">
            <text:p>l{t@</text:p>
          </table:table-cell>
          <table:table-cell office:value-type="string">
            <text:p>latuÑ</text:p>
          </table:table-cell>
          <table:table-cell/>
          <table:table-cell office:value-type="string">
            <text:p>l{t=r</text:p>
          </table:table-cell>
          <table:table-cell office:value-type="string">
            <text:p>latur</text:p>
          </table:table-cell>
          <table:table-cell/>
          <table:table-cell office:value-type="string">
            <text:p>l{t@</text:p>
          </table:table-cell>
          <table:table-cell office:value-type="string">
            <text:p>latuÑ</text:p>
          </table:table-cell>
          <table:table-cell/>
          <table:table-cell office:value-type="string">
            <text:p>latuÑ</text:p>
          </table:table-cell>
          <table:table-cell table:number-columns-repeated="4"/>
          <table:table-cell table:style-name="ce5" table:number-columns-repeated="6"/>
          <table:table-cell table:number-columns-repeated="1002"/>
        </table:table-row>
        <table:table-row table:style-name="ro4">
          <table:table-cell office:value-type="string">
            <text:p>less</text:p>
          </table:table-cell>
          <table:table-cell office:value-type="string">
            <text:p>det_pron</text:p>
          </table:table-cell>
          <table:table-cell office:value-type="string">
            <text:p>les</text:p>
          </table:table-cell>
          <table:table-cell office:value-type="string">
            <text:p>les</text:p>
          </table:table-cell>
          <table:table-cell/>
          <table:table-cell office:value-type="string">
            <text:p>les</text:p>
          </table:table-cell>
          <table:table-cell office:value-type="string">
            <text:p>les</text:p>
          </table:table-cell>
          <table:table-cell/>
          <table:table-cell office:value-type="string">
            <text:p>lEs</text:p>
          </table:table-cell>
          <table:table-cell office:value-type="string">
            <text:p>les</text:p>
          </table:table-cell>
          <table:table-cell/>
          <table:table-cell office:value-type="string">
            <text:p>les</text:p>
          </table:table-cell>
          <table:table-cell table:number-columns-repeated="4"/>
          <table:table-cell table:style-name="ce5" table:number-columns-repeated="6"/>
          <table:table-cell table:number-columns-repeated="1002"/>
        </table:table-row>
        <table:table-row table:style-name="ro4">
          <table:table-cell office:value-type="string">
            <text:p>little</text:p>
          </table:table-cell>
          <table:table-cell office:value-type="string">
            <text:p>det_pron</text:p>
          </table:table-cell>
          <table:table-cell office:value-type="string">
            <text:p>lIt=l</text:p>
          </table:table-cell>
          <table:table-cell office:value-type="string">
            <text:p>litl</text:p>
          </table:table-cell>
          <table:table-cell/>
          <table:table-cell office:value-type="string">
            <text:p>lIt=l</text:p>
          </table:table-cell>
          <table:table-cell office:value-type="string">
            <text:p>litl</text:p>
          </table:table-cell>
          <table:table-cell/>
          <table:table-cell office:value-type="string">
            <text:p>litl</text:p>
          </table:table-cell>
          <table:table-cell office:value-type="string">
            <text:p>litl</text:p>
          </table:table-cell>
          <table:table-cell/>
          <table:table-cell office:value-type="string">
            <text:p>litl</text:p>
          </table:table-cell>
          <table:table-cell table:number-columns-repeated="4"/>
          <table:table-cell table:style-name="ce5" table:number-columns-repeated="6"/>
          <table:table-cell table:number-columns-repeated="1002"/>
        </table:table-row>
        <table:table-row table:style-name="ro4">
          <table:table-cell office:value-type="string">
            <text:p>many</text:p>
          </table:table-cell>
          <table:table-cell office:value-type="string">
            <text:p>det_pron</text:p>
          </table:table-cell>
          <table:table-cell office:value-type="string">
            <text:p>meni <text:s/>[occasional weak forms /m@ni, mni/</text:p>
          </table:table-cell>
          <table:table-cell office:value-type="string">
            <text:p>menE</text:p>
          </table:table-cell>
          <table:table-cell/>
          <table:table-cell office:value-type="string">
            <text:p>meni <text:s/>[occasional weak forms /m@ni, mni, mIni/]</text:p>
          </table:table-cell>
          <table:table-cell office:value-type="string">
            <text:p>menE</text:p>
          </table:table-cell>
          <table:table-cell/>
          <table:table-cell office:value-type="string">
            <text:p>mEni</text:p>
          </table:table-cell>
          <table:table-cell office:value-type="string">
            <text:p>menE</text:p>
          </table:table-cell>
          <table:table-cell/>
          <table:table-cell office:value-type="string">
            <text:p>menE</text:p>
          </table:table-cell>
          <table:table-cell table:number-columns-repeated="4"/>
          <table:table-cell table:style-name="ce5" office:value-type="string">
            <text:p>w</text:p>
          </table:table-cell>
          <table:table-cell table:style-name="ce5" table:number-columns-repeated="5"/>
          <table:table-cell table:number-columns-repeated="1002"/>
        </table:table-row>
        <table:table-row table:style-name="ro4">
          <table:table-cell office:value-type="string">
            <text:p>more</text:p>
          </table:table-cell>
          <table:table-cell office:value-type="string">
            <text:p>det_pron</text:p>
          </table:table-cell>
          <table:table-cell office:value-type="string">
            <text:p>mO:</text:p>
          </table:table-cell>
          <table:table-cell office:value-type="string">
            <text:p>mQÑ</text:p>
          </table:table-cell>
          <table:table-cell/>
          <table:table-cell office:value-type="string">
            <text:p>1-mO:r <text:s/>2-mo:r</text:p>
          </table:table-cell>
          <table:table-cell office:value-type="string">
            <text:p>1-mQr <text:s/>2=1</text:p>
          </table:table-cell>
          <table:table-cell/>
          <table:table-cell office:value-type="string">
            <text:p>mO</text:p>
          </table:table-cell>
          <table:table-cell office:value-type="string">
            <text:p>mQÑ</text:p>
          </table:table-cell>
          <table:table-cell/>
          <table:table-cell office:value-type="string">
            <text:p>mQÑ</text:p>
          </table:table-cell>
          <table:table-cell table:number-columns-repeated="3"/>
          <table:table-cell office:value-type="string">
            <text:p>GA-2:1.23</text:p>
          </table:table-cell>
          <table:table-cell table:style-name="ce5" office:value-type="string">
            <text:p>f</text:p>
          </table:table-cell>
          <table:table-cell table:style-name="ce5" table:number-columns-repeated="5"/>
          <table:table-cell table:number-columns-repeated="1002"/>
        </table:table-row>
        <table:table-row table:style-name="ro4">
          <table:table-cell office:value-type="string">
            <text:p>most</text:p>
          </table:table-cell>
          <table:table-cell office:value-type="string">
            <text:p>det_pron</text:p>
          </table:table-cell>
          <table:table-cell office:value-type="string">
            <text:p>m@Ust</text:p>
          </table:table-cell>
          <table:table-cell office:value-type="string">
            <text:p>mOst</text:p>
          </table:table-cell>
          <table:table-cell/>
          <table:table-cell office:value-type="string">
            <text:p>moUst</text:p>
          </table:table-cell>
          <table:table-cell office:value-type="string">
            <text:p>mOst</text:p>
          </table:table-cell>
          <table:table-cell/>
          <table:table-cell office:value-type="string">
            <text:p>moUst</text:p>
          </table:table-cell>
          <table:table-cell office:value-type="string">
            <text:p>mOst</text:p>
          </table:table-cell>
          <table:table-cell/>
          <table:table-cell office:value-type="string">
            <text:p>mOst</text:p>
          </table:table-cell>
          <table:table-cell table:number-columns-repeated="4"/>
          <table:table-cell table:style-name="ce5" table:number-columns-repeated="6"/>
          <table:table-cell table:number-columns-repeated="1002"/>
        </table:table-row>
        <table:table-row table:style-name="ro4">
          <table:table-cell office:value-type="string">
            <text:p>much</text:p>
          </table:table-cell>
          <table:table-cell office:value-type="string">
            <text:p>det_pron</text:p>
          </table:table-cell>
          <table:table-cell office:value-type="string">
            <text:p>mVtS</text:p>
          </table:table-cell>
          <table:table-cell office:value-type="string">
            <text:p>muC</text:p>
          </table:table-cell>
          <table:table-cell/>
          <table:table-cell office:value-type="string">
            <text:p>mVtS</text:p>
          </table:table-cell>
          <table:table-cell office:value-type="string">
            <text:p>muC</text:p>
          </table:table-cell>
          <table:table-cell/>
          <table:table-cell office:value-type="string">
            <text:p>mVtS</text:p>
          </table:table-cell>
          <table:table-cell office:value-type="string">
            <text:p>muC</text:p>
          </table:table-cell>
          <table:table-cell/>
          <table:table-cell office:value-type="string">
            <text:p>muC</text:p>
          </table:table-cell>
          <table:table-cell table:number-columns-repeated="4"/>
          <table:table-cell table:style-name="ce5" table:number-columns-repeated="6"/>
          <table:table-cell table:number-columns-repeated="1002"/>
        </table:table-row>
        <table:table-row table:style-name="ro4">
          <table:table-cell office:value-type="string">
            <text:p>neither</text:p>
          </table:table-cell>
          <table:table-cell office:value-type="string">
            <text:p>det_pron</text:p>
          </table:table-cell>
          <table:table-cell office:value-type="string">
            <text:p>1-naID@ <text:s/>2-ni:D@</text:p>
          </table:table-cell>
          <table:table-cell office:value-type="string">
            <text:p>1-nIDuÑ <text:s/>2-nEDuÑ</text:p>
          </table:table-cell>
          <table:table-cell/>
          <table:table-cell office:value-type="string">
            <text:p>1-ni:D=r <text:s/>2-naID=r</text:p>
          </table:table-cell>
          <table:table-cell office:value-type="string">
            <text:p>1-nEDur-&gt;2 <text:s/>2-nIDur-&gt;1</text:p>
          </table:table-cell>
          <table:table-cell/>
          <table:table-cell office:value-type="string">
            <text:p>1-naID@ <text:s/>2-niD@</text:p>
          </table:table-cell>
          <table:table-cell office:value-type="string">
            <text:p>1-nIDuÑ <text:s/>2-nEDuÑ</text:p>
          </table:table-cell>
          <table:table-cell/>
          <table:table-cell office:value-type="string">
            <text:p>nIDuÑ</text:p>
          </table:table-cell>
          <table:table-cell office:value-type="string">
            <text:p>nEDuÑ</text:p>
          </table:table-cell>
          <table:table-cell table:number-columns-repeated="3"/>
          <table:table-cell table:style-name="ce5" table:number-columns-repeated="6"/>
          <table:table-cell table:number-columns-repeated="1002"/>
        </table:table-row>
        <table:table-row table:style-name="ro4">
          <table:table-cell table:style-name="ce4" office:value-type="string">
            <text:p>own</text:p>
          </table:table-cell>
          <table:table-cell office:value-type="string">
            <text:p>det_pron</text:p>
          </table:table-cell>
          <table:table-cell office:value-type="string">
            <text:p>@Un</text:p>
          </table:table-cell>
          <table:table-cell office:value-type="string">
            <text:p>On</text:p>
          </table:table-cell>
          <table:table-cell/>
          <table:table-cell office:value-type="string">
            <text:p>oUn</text:p>
          </table:table-cell>
          <table:table-cell office:value-type="string">
            <text:p>On</text:p>
          </table:table-cell>
          <table:table-cell/>
          <table:table-cell office:value-type="string">
            <text:p>oUn</text:p>
          </table:table-cell>
          <table:table-cell office:value-type="string">
            <text:p>On</text:p>
          </table:table-cell>
          <table:table-cell/>
          <table:table-cell office:value-type="string">
            <text:p>On</text:p>
          </table:table-cell>
          <table:table-cell table:number-columns-repeated="4"/>
          <table:table-cell table:style-name="ce5" table:number-columns-repeated="6"/>
          <table:table-cell table:number-columns-repeated="1002"/>
        </table:table-row>
        <table:table-row table:style-name="ro4">
          <table:table-cell office:value-type="string">
            <text:p>same</text:p>
          </table:table-cell>
          <table:table-cell office:value-type="string">
            <text:p>det_pron</text:p>
          </table:table-cell>
          <table:table-cell office:value-type="string">
            <text:p>seIm</text:p>
          </table:table-cell>
          <table:table-cell office:value-type="string">
            <text:p>sAm</text:p>
          </table:table-cell>
          <table:table-cell/>
          <table:table-cell office:value-type="string">
            <text:p>seIm</text:p>
          </table:table-cell>
          <table:table-cell office:value-type="string">
            <text:p>sAm</text:p>
          </table:table-cell>
          <table:table-cell/>
          <table:table-cell office:value-type="string">
            <text:p>seIm</text:p>
          </table:table-cell>
          <table:table-cell office:value-type="string">
            <text:p>sAm</text:p>
          </table:table-cell>
          <table:table-cell/>
          <table:table-cell office:value-type="string">
            <text:p>sAm</text:p>
          </table:table-cell>
          <table:table-cell table:number-columns-repeated="4"/>
          <table:table-cell table:style-name="ce5" table:number-columns-repeated="6"/>
          <table:table-cell table:number-columns-repeated="1002"/>
        </table:table-row>
        <table:table-row table:style-name="ro4">
          <table:table-cell office:value-type="string">
            <text:p>several</text:p>
          </table:table-cell>
          <table:table-cell office:value-type="string">
            <text:p>det_pron</text:p>
          </table:table-cell>
          <table:table-cell office:value-type="string">
            <text:p>sevr@l</text:p>
          </table:table-cell>
          <table:table-cell office:value-type="string">
            <text:p>sevrul</text:p>
          </table:table-cell>
          <table:table-cell/>
          <table:table-cell office:value-type="string">
            <text:p>sev=r@l</text:p>
          </table:table-cell>
          <table:table-cell office:value-type="string">
            <text:p>sevrural</text:p>
          </table:table-cell>
          <table:table-cell/>
          <table:table-cell office:value-type="string">
            <text:p>sEvr@l</text:p>
          </table:table-cell>
          <table:table-cell office:value-type="string">
            <text:p>sevrul</text:p>
          </table:table-cell>
          <table:table-cell/>
          <table:table-cell office:value-type="string">
            <text:p>sevrul</text:p>
          </table:table-cell>
          <table:table-cell table:number-columns-repeated="3"/>
          <table:table-cell office:value-type="string">
            <text:p>GA-1:1.C</text:p>
          </table:table-cell>
          <table:table-cell table:style-name="ce5"/>
          <table:table-cell table:style-name="ce5" office:value-type="string">
            <text:p>QS.GA : is the first schwa a LETTER set vowel or not? (If not then should be ignored)</text:p>
          </table:table-cell>
          <table:table-cell table:style-name="ce5" table:number-columns-repeated="4"/>
          <table:table-cell table:number-columns-repeated="1002"/>
        </table:table-row>
        <table:table-row table:style-name="ro4">
          <table:table-cell office:value-type="string">
            <text:p>some</text:p>
          </table:table-cell>
          <table:table-cell office:value-type="string">
            <text:p>det_pron</text:p>
          </table:table-cell>
          <table:table-cell office:value-type="string">
            <text:p>sVm <text:s/>[weak form /s@m/]</text:p>
          </table:table-cell>
          <table:table-cell office:value-type="string">
            <text:p>sum</text:p>
          </table:table-cell>
          <table:table-cell/>
          <table:table-cell office:value-type="string">
            <text:p>sVm <text:s/>[weak form /s@m/]</text:p>
          </table:table-cell>
          <table:table-cell office:value-type="string">
            <text:p>sum</text:p>
          </table:table-cell>
          <table:table-cell/>
          <table:table-cell office:value-type="string">
            <text:p>sVm</text:p>
          </table:table-cell>
          <table:table-cell office:value-type="string">
            <text:p>sum</text:p>
          </table:table-cell>
          <table:table-cell/>
          <table:table-cell office:value-type="string">
            <text:p>sum</text:p>
          </table:table-cell>
          <table:table-cell table:number-columns-repeated="4"/>
          <table:table-cell table:style-name="ce5" office:value-type="string">
            <text:p>w</text:p>
          </table:table-cell>
          <table:table-cell table:style-name="ce5" table:number-columns-repeated="5"/>
          <table:table-cell table:number-columns-repeated="1002"/>
        </table:table-row>
        <table:table-row table:style-name="ro4">
          <table:table-cell office:value-type="string">
            <text:p>such</text:p>
          </table:table-cell>
          <table:table-cell office:value-type="string">
            <text:p>det_pron</text:p>
          </table:table-cell>
          <table:table-cell office:value-type="string">
            <text:p>sVtS <text:s/>[occasional weak form /s@tS/]</text:p>
          </table:table-cell>
          <table:table-cell office:value-type="string">
            <text:p>suC</text:p>
          </table:table-cell>
          <table:table-cell/>
          <table:table-cell office:value-type="string">
            <text:p>sVtS <text:s/>[occasional weak form /s@tS/]</text:p>
          </table:table-cell>
          <table:table-cell office:value-type="string">
            <text:p>suC</text:p>
          </table:table-cell>
          <table:table-cell/>
          <table:table-cell office:value-type="string">
            <text:p>sVtS</text:p>
          </table:table-cell>
          <table:table-cell office:value-type="string">
            <text:p>suC</text:p>
          </table:table-cell>
          <table:table-cell/>
          <table:table-cell office:value-type="string">
            <text:p>suC</text:p>
          </table:table-cell>
          <table:table-cell table:number-columns-repeated="4"/>
          <table:table-cell table:style-name="ce5" office:value-type="string">
            <text:p>w</text:p>
          </table:table-cell>
          <table:table-cell table:style-name="ce5" table:number-columns-repeated="5"/>
          <table:table-cell table:number-columns-repeated="1002"/>
        </table:table-row>
        <table:table-row table:style-name="ro4">
          <table:table-cell office:value-type="string">
            <text:p>that</text:p>
          </table:table-cell>
          <table:table-cell office:value-type="string">
            <text:p>det_pron</text:p>
          </table:table-cell>
          <table:table-cell office:value-type="string">
            <text:p>D}t</text:p>
          </table:table-cell>
          <table:table-cell office:value-type="string">
            <text:p>Dat</text:p>
          </table:table-cell>
          <table:table-cell/>
          <table:table-cell office:value-type="string">
            <text:p>D}t</text:p>
          </table:table-cell>
          <table:table-cell office:value-type="string">
            <text:p>Dat</text:p>
          </table:table-cell>
          <table:table-cell/>
          <table:table-cell office:value-type="string">
            <text:p>D}t</text:p>
          </table:table-cell>
          <table:table-cell office:value-type="string">
            <text:p>Dat</text:p>
          </table:table-cell>
          <table:table-cell/>
          <table:table-cell office:value-type="string">
            <text:p>Dat</text:p>
          </table:table-cell>
          <table:table-cell table:number-columns-repeated="4"/>
          <table:table-cell table:style-name="ce5" table:number-columns-repeated="6"/>
          <table:table-cell table:number-columns-repeated="1002"/>
        </table:table-row>
        <table:table-row table:style-name="ro4">
          <table:table-cell office:value-type="string">
            <text:p>these</text:p>
          </table:table-cell>
          <table:table-cell office:value-type="string">
            <text:p>det_pron</text:p>
          </table:table-cell>
          <table:table-cell office:value-type="string">
            <text:p>Di:z</text:p>
          </table:table-cell>
          <table:table-cell office:value-type="string">
            <text:p>DEz</text:p>
          </table:table-cell>
          <table:table-cell/>
          <table:table-cell office:value-type="string">
            <text:p>Di:z</text:p>
          </table:table-cell>
          <table:table-cell office:value-type="string">
            <text:p>DEz</text:p>
          </table:table-cell>
          <table:table-cell/>
          <table:table-cell office:value-type="string">
            <text:p>Diz</text:p>
          </table:table-cell>
          <table:table-cell office:value-type="string">
            <text:p>DEz</text:p>
          </table:table-cell>
          <table:table-cell/>
          <table:table-cell office:value-type="string">
            <text:p>DEz</text:p>
          </table:table-cell>
          <table:table-cell table:number-columns-repeated="4"/>
          <table:table-cell table:style-name="ce5" table:number-columns-repeated="6"/>
          <table:table-cell table:number-columns-repeated="1002"/>
        </table:table-row>
        <table:table-row table:style-name="ro4">
          <table:table-cell office:value-type="string">
            <text:p>this</text:p>
          </table:table-cell>
          <table:table-cell office:value-type="string">
            <text:p>det_pron</text:p>
          </table:table-cell>
          <table:table-cell office:value-type="string">
            <text:p>DIs</text:p>
          </table:table-cell>
          <table:table-cell office:value-type="string">
            <text:p>Dis</text:p>
          </table:table-cell>
          <table:table-cell/>
          <table:table-cell office:value-type="string">
            <text:p>DIs</text:p>
          </table:table-cell>
          <table:table-cell office:value-type="string">
            <text:p>Dis</text:p>
          </table:table-cell>
          <table:table-cell/>
          <table:table-cell office:value-type="string">
            <text:p>DIs</text:p>
          </table:table-cell>
          <table:table-cell office:value-type="string">
            <text:p>Dis</text:p>
          </table:table-cell>
          <table:table-cell/>
          <table:table-cell office:value-type="string">
            <text:p>Dis</text:p>
          </table:table-cell>
          <table:table-cell table:number-columns-repeated="4"/>
          <table:table-cell table:style-name="ce5" table:number-columns-repeated="6"/>
          <table:table-cell table:number-columns-repeated="1002"/>
        </table:table-row>
        <table:table-row table:style-name="ro4">
          <table:table-cell office:value-type="string">
            <text:p>those</text:p>
          </table:table-cell>
          <table:table-cell office:value-type="string">
            <text:p>det_pron</text:p>
          </table:table-cell>
          <table:table-cell office:value-type="string">
            <text:p>DeUz</text:p>
          </table:table-cell>
          <table:table-cell office:value-type="string">
            <text:p>DOz</text:p>
          </table:table-cell>
          <table:table-cell/>
          <table:table-cell office:value-type="string">
            <text:p>DoUz</text:p>
          </table:table-cell>
          <table:table-cell office:value-type="string">
            <text:p>DOz</text:p>
          </table:table-cell>
          <table:table-cell/>
          <table:table-cell office:value-type="string">
            <text:p>DoUz</text:p>
          </table:table-cell>
          <table:table-cell office:value-type="string">
            <text:p>DOz</text:p>
          </table:table-cell>
          <table:table-cell/>
          <table:table-cell office:value-type="string">
            <text:p>DOz</text:p>
          </table:table-cell>
          <table:table-cell table:number-columns-repeated="1012"/>
        </table:table-row>
        <table:table-row table:style-name="ro5" table:number-rows-repeated="2">
          <table:table-cell table:style-name="ce5" table:number-columns-repeated="1024"/>
        </table:table-row>
        <table:table-row table:style-name="ro4">
          <table:table-cell office:value-type="string">
            <text:p>which</text:p>
          </table:table-cell>
          <table:table-cell office:value-type="string">
            <text:p>det_pron</text:p>
          </table:table-cell>
          <table:table-cell office:value-type="string">
            <text:p>1-wItS <text:s/>2-hwItS</text:p>
          </table:table-cell>
          <table:table-cell office:value-type="string">
            <text:p>1-wiC <text:s/>2-PiC</text:p>
          </table:table-cell>
          <table:table-cell/>
          <table:table-cell office:value-type="string">
            <text:p>hwItS</text:p>
          </table:table-cell>
          <table:table-cell office:value-type="string">
            <text:p>PiC-&gt;2</text:p>
          </table:table-cell>
          <table:table-cell/>
          <table:table-cell office:value-type="string">
            <text:p>wItS</text:p>
          </table:table-cell>
          <table:table-cell office:value-type="string">
            <text:p>wiC</text:p>
          </table:table-cell>
          <table:table-cell/>
          <table:table-cell office:value-type="string">
            <text:p>wiC</text:p>
          </table:table-cell>
          <table:table-cell office:value-type="string">
            <text:p>PiC</text:p>
          </table:table-cell>
          <table:table-cell table:number-columns-repeated="3"/>
          <table:table-cell table:style-name="ce5"/>
          <table:table-cell table:number-columns-repeated="1007"/>
        </table:table-row>
        <table:table-row table:style-name="ro4">
          <table:table-cell office:value-type="string">
            <text:p>whose</text:p>
          </table:table-cell>
          <table:table-cell office:value-type="string">
            <text:p>det_pron</text:p>
          </table:table-cell>
          <table:table-cell office:value-type="string">
            <text:p>hu:z <text:s/>[ocassional weak form /huz, uz/]</text:p>
          </table:table-cell>
          <table:table-cell office:value-type="string">
            <text:p>hUz</text:p>
          </table:table-cell>
          <table:table-cell/>
          <table:table-cell office:value-type="string">
            <text:p>hu:z <text:s/>[ocassional weak form /huz, uz/]</text:p>
          </table:table-cell>
          <table:table-cell office:value-type="string">
            <text:p>hUz</text:p>
          </table:table-cell>
          <table:table-cell/>
          <table:table-cell office:value-type="string">
            <text:p>huz</text:p>
          </table:table-cell>
          <table:table-cell office:value-type="string">
            <text:p>hUz</text:p>
          </table:table-cell>
          <table:table-cell/>
          <table:table-cell office:value-type="string">
            <text:p>hUz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4" table:number-rows-repeated="39">
          <table:table-cell table:number-columns-repeated="1024"/>
        </table:table-row>
        <table:table-row table:style-name="ro4" table:number-rows-repeated="2">
          <table:table-cell table:number-columns-repeated="22"/>
          <table:table-cell table:style-name="ce9"/>
          <table:table-cell table:number-columns-repeated="1001"/>
        </table:table-row>
        <table:table-row table:style-name="ro4">
          <table:table-cell table:number-columns-repeated="9"/>
          <table:table-cell table:style-name="ce5"/>
          <table:table-cell table:number-columns-repeated="12"/>
          <table:table-cell table:style-name="ce9"/>
          <table:table-cell table:number-columns-repeated="1001"/>
        </table:table-row>
        <table:table-row table:style-name="ro4" table:number-rows-repeated="2">
          <table:table-cell table:number-columns-repeated="9"/>
          <table:table-cell table:style-name="ce5"/>
          <table:table-cell table:number-columns-repeated="1014"/>
        </table:table-row>
        <table:table-row table:style-name="ro4" table:number-rows-repeated="654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5">
          <table:table-cell/>
        </table:table-row>
      </table:table>
      <table:database-ranges>
        <table:database-range table:target-range-address="Sheet1.R1:Sheet1.R655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Sans Serif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0">04/10/2009</text:date>, <text:time>07:3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Ross McGinnis</meta:initial-creator>
    <meta:editing-cycles>75</meta:editing-cycles>
    <meta:creation-date>2008-11-03T13:42:32</meta:creation-date>
    <dc:date>2009-04-10T07:34:33</dc:date>
    <meta:editing-duration>PT13H08M21S</meta:editing-duration>
    <meta:document-statistic meta:table-count="3" meta:cell-count="308" meta:object-count="0"/>
    <meta:user-defined meta:name="Info 1"/>
    <meta:user-defined meta:name="Info 2"/>
    <meta:user-defined meta:name="Info 3"/>
    <meta:user-defined meta:name="Info 4"/>
  </office:meta>
</office:document-meta>
</file>